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2:47:56.61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2:48:05.801000000</dc:date>
    <meta:editing-duration>P3DT20H55M31S</meta:editing-duration>
    <meta:editing-cycles>3049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1" meta:object-count="0"/>
  </office:meta>
</office:document-meta>
</file>